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times new roman" fo:font-size="12pt"/>
    </style:style>
    <style:style style:name="P5" style:family="paragraph" style:parent-style-name="Standard">
      <style:text-properties fo:color="#000000"/>
    </style:style>
    <style:style style:name="P6" style:family="paragraph" style:parent-style-name="Standard">
      <style:text-properties fo:color="#000000" style:font-name="Arial" fo:font-size="10pt"/>
    </style:style>
    <style:style style:name="P7" style:family="paragraph" style:parent-style-name="Horizontal_20_Lin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style:font-size-asian="10pt" style:font-size-complex="10pt"/>
    </style:style>
    <style:style style:name="T6" style:family="text">
      <style:text-properties style:font-name="times new roman"/>
    </style:style>
    <style:style style:name="T7" style:family="text">
      <style:text-properties style:font-name="Arial" fo:font-size="10pt"/>
    </style:style>
    <style:style style:name="T8" style:family="text">
      <style:text-properties style:font-name="Arial" fo:font-size="10pt" style:font-size-asian="10pt" style:font-size-complex="10pt"/>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color="#000000"/>
    </style:style>
    <style:style style:name="T11" style:family="text">
      <style:text-properties fo:color="#000000" style:font-name="Arial" fo:font-size="10pt" style:font-size-asian="10pt" style:font-size-complex="10pt"/>
    </style:style>
    <style:style style:name="T12" style:family="text">
      <style:text-properties fo:color="#000000" style:font-name="Arial"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ITS thread about the Tokyo J-1 in TTTA.</text:span></text:p>
      <text:p text:style-name="P3"><text:span text:style-name="T1">This text document is "TokyoJ-1.odt"</text:span></text:p>
      <text:p text:style-name="P7"><text:span text:style-name="T1"/></text:p>
      <text:p text:style-name="Standard"><text:span text:style-name="T1">WITS Post #</text:span><text:span text:style-name="T3">62129</text:span><text:span text:style-name="T1">, by Udithag:</text:span></text:p>
      <text:p text:style-name="P1">Subject: Something about Tokyo J-1 in Tunnel</text:p>
      <text:p text:style-name="P1"/>
      <text:p text:style-name="P1">On page 286 in Tunnel Gann says...<text:line-break/><text:line-break/>"On the morning of August 3rd, Captain Robert Gordon<text:line-break/>traveled across Arizona and New Mexico and as he<text:line-break/>neared El Paso saw the largest airship that he had ever<text:line-break/>seen before slowly drifting over El Paso"<text:line-break/><text:line-break/>I looked at ruling signs of Arizona and New Mexico and found that New Mexico is<text:line-break/>ruled by Capricorn and Arizona is ruled by Aquarius.Also El Paso is ruled by<text:line-break/>Taurus.So this looks like Robert was coming towards Taurus passing Capricorn and<text:line-break/>Aquarius. When I looked at the heliocentric ephemeris on august 3rd, I saw Mars<text:line-break/>is in Taurus (7Tau54 or 37.908). In the next page Gann says that ship was Tokyo<text:line-break/>J-1 and it was more than 600 feet long. The cycle of Mars is around 687 days. So<text:line-break/>was Gann pointing Tokyo J-1 to Mars ???<text:line-break/>But I dont understand the facts that It had more than 100 officers and was<text:line-break/>carrying 25 airplanes.<text:line-break/><text:line-break/>I am new to this group and this is only my observation and dont know whether it<text:line-break/>is correct or not. All the replys and opinions about this are appreciated coz I<text:line-break/>spend a lot of time reading tunnel day and night even without doing other work<text:line-break/>and really want to learn the secret. I red lot of valueable posts on tunnel here<text:line-break/>and really they encouraged me to explore tunnel.<text:line-break/><text:line-break/>Best regards<text:line-break/>Uditha</text:p>
      <text:p text:style-name="Horizontal_20_Line"/>
      <text:p text:style-name="Standard"><text:span text:style-name="T1">WITS Post #</text:span><text:span text:style-name="T3">62135</text:span><text:span text:style-name="T1">, by Lord Valkyrie:</text:span></text:p>
      <text:p text:style-name="P4"><text:span text:style-name="T1">Dear Sir,</text:span></text:p>
      <text:p text:style-name="P1"><text:span text:style-name="T6">I think tokyo J-1 is Jupiter... around 98 deg.. </text:span></text:p>
      <text:p text:style-name="P1">It was estimated that more than 100 officers and aviators were aboard the airship when</text:p>
      <text:p text:style-name="P1">it fell. All were killed but two.</text:p>
      <text:p text:style-name="P1">100-2=98....  I am using geocentric...</text:p>
      <text:p text:style-name="P2">Pete</text:p>
      <text:p text:style-name="P1"/>
      <text:p text:style-name="Horizontal_20_Line"/>
      <text:p text:style-name="Standard"><text:span text:style-name="T1">WITS Post #</text:span><text:span text:style-name="T3">62130</text:span><text:span text:style-name="T1">, by </text:span><text:span text:style-name="T3">John Jr</text:span><text:span text:style-name="T2"> (</text:span><text:a xlink:type="simple" xlink:href="http://profiles.yahoo.com/johnajr"><text:span text:style-name="T1">johnajr</text:span></text:a><text:span text:style-name="T1">):</text:span></text:p>
      <text:p text:style-name="P1"/>
      <text:p text:style-name="P1">Uditha,</text:p>
      <text:p text:style-name="P1">Looking at what you have I <text:bookmark text:name="misspell-1"/>don't feel heliocentric is the right thing to be looking at. In the normal flow it would be El Paso, New Mexico, and then Arizona as stated in the book it is reversed.</text:p>
      <text:p text:style-name="P1">John</text:p>
      <text:p text:style-name="Horizontal_20_Line"/>
      <text:p text:style-name="Standard"><text:span text:style-name="T1">WITS Post #</text:span><text:span text:style-name="T3">62131</text:span><text:span text:style-name="T1">, by BA:</text:span></text:p>
      <text:p text:style-name="Standard"><text:span text:style-name="T1"/></text:p>
      <text:p text:style-name="Standard"><text:span text:style-name="T1">Great question and good answer by John.  Keep in mind the first goal here is to have some sort of idea as to what the Tokyo J-1 is, from that things can become easier to a degree.  The Tokyo J-1 is a cycle!  It has specific dynamics, like any cycle, one of thse dynamics is:  which planets are involved and I think you are on that trail!  J-1 could be Jupiter minus 1 = Mars in the scheme of things.  (Jupuiter is the largest planet and the J-1 is like this huge mothership) If that was the case then </text:span><text:soft-page-break/><text:span text:style-name="T1">would there be a 3rd planet involved?</text:span></text:p>
      <text:p text:style-name="P1">BA</text:p>
      <text:p text:style-name="Horizontal_20_Line"/>
      <text:p text:style-name="Standard"><text:span text:style-name="T1">WITS Post #</text:span><text:span text:style-name="T3">62136</text:span><text:span text:style-name="T1">, by </text:span><text:span text:style-name="T3">John Jr</text:span><text:span text:style-name="T2"> (</text:span><text:a xlink:type="simple" xlink:href="http://profiles.yahoo.com/johnajr"><text:span text:style-name="T1">johnajr</text:span></text:a><text:span text:style-name="T1">):</text:span></text:p>
      <text:p text:style-name="Standard"><text:span text:style-name="T1">BA,</text:span></text:p>
      <text:p text:style-name="P1">Is Gann trying to throw us off here? Jupiter geocentric on August 3 is right around 98 and doesn't get to El Paso till September 17.</text:p>
      <text:p text:style-name="P1">Thanks,</text:p>
      <text:p text:style-name="P1">John</text:p>
      <text:p text:style-name="P1"/>
      <text:p text:style-name="Horizontal_20_Line"/>
      <text:p text:style-name="P1">WITS Post #<text:span text:style-name="T4">62137</text:span>, by BA:</text:p>
      <text:p text:style-name="P1"/>
      <text:p text:style-name="P1">Hi John,</text:p>
      <text:p text:style-name="P1">   Ya, that threw me off years ago as well, Jupiter witting right there geo.   It is a Heliocentric cycle.  Dominant in Coffee.</text:p>
      <text:p text:style-name="P1">BA</text:p>
      <text:p text:style-name="P1"/>
      <text:p text:style-name="Horizontal_20_Line"/>
      <text:p text:style-name="Standard"><text:span text:style-name="T11">WITS Post #</text:span><text:span text:style-name="T9">62140</text:span><text:span text:style-name="T12">, by </text:span><text:span text:style-name="T11">Lorin (</text:span><text:span text:style-name="T12">reikimstr)</text:span><text:span text:style-name="T11">:</text:span></text:p>
      <text:p text:style-name="Standard"><text:span text:style-name="T11">Subject: </text:span><text:span text:style-name="T8">Tokyo J - 1</text:span></text:p>
      <text:p text:style-name="P5"><text:span text:style-name="T8">Lets think out of the box for a moment. </text:span></text:p>
      <text:p text:style-name="P5"><text:span text:style-name="T7">Are three planets here?  Yes, the "Rising Sun", Jupiter and Mars.  </text:span></text:p>
      <text:p text:style-name="P5"><text:span text:style-name="T7">But are we being told that there is a 3 planet cycle and a two planet cycle?  This is an intriguing question.  I leave this up to you. </text:span></text:p>
      <text:p text:style-name="P5"><text:span text:style-name="T7">There certainly is a two planet cycle..........Jupiter and Mars but is the true answer that the Sun is, in some way, an anchoring point. </text:span></text:p>
      <text:p text:style-name="P5"><text:span text:style-name="T7">Later, I will post a complete chart graphic of Coffee with a two planet cycle and anchoring of my educated free choice. </text:span></text:p>
      <text:p text:style-name="P5"><text:span text:style-name="T7">But for now lets consider the geometry of this coffee market and using the Sun as our anchoring points for the "time" cycle extensions.  He told us, in this example, that the Sun/Earth is involved. </text:span></text:p>
      <text:p text:style-name="P5"><text:span text:style-name="T7">Lets remember that Gann was a creative thinker...............I might add that there are 116/117 weeks in this initial time period.  I tell you this for a reason as Gann understood it. </text:span></text:p>
      <text:p text:style-name="P5"><text:span text:style-name="T7">See Attached:  This is a weekly Coffee, December contract.  I have anchored the beginning and ending point of the initial time measurement to the annual cycle of the Sun.  For now, just consider this serendipity, altho there is science here. </text:span></text:p>
      <text:p text:style-name="P5"><text:span text:style-name="T7">Notice how by doing this suddenly the rhythm of the Coffee market has been cracked.  And it implies that we may now have entered a bull market in this commodity. </text:span></text:p>
      <text:p text:style-name="P5"><text:span text:style-name="T7">Best Regards and I hope you have fun with this concept.  </text:span></text:p>
      <text:p text:style-name="P6">Lorin</text:p>
      <text:p text:style-name="P1"/>
      <text:p text:style-name="P1">Attachment <text:line-break/><text:span text:style-name="Emphasis">Coffee 8-21-12.gif</text:span> </text:p>
      <text:p text:style-name="P1">rluu: I've printed out this post and attached image by Lorin. <text:s/>See my folder on Coffee. <text:s/>This is also on my computer under LorinPosts, subdirectory 62140.</text:p>
      <text:p text:style-name="P1"/>
      <text:p text:style-name="Horizontal_20_Line"/>
      <text:p text:style-name="P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times new roman" svg:font-family="'times new roman', 'new york',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1T12:17:56</meta:creation-date>
    <meta:document-statistic meta:table-count="0" meta:image-count="0" meta:object-count="0" meta:page-count="2" meta:paragraph-count="43" meta:word-count="811" meta:character-count="4391" meta:non-whitespace-character-count="3580"/>
    <dc:date>2012-08-21T22:58:00</dc:date>
    <meta:editing-duration>PT2M19S</meta:editing-duration>
    <meta:editing-cycles>1</meta:editing-cycles>
    <meta:generator>LibreOffice/3.4$Unix LibreOffice_project/340m1$Build-1505</meta:generator>
  </office:meta>
</office:document-meta>
</file>